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764H52M08.398051S" calcext:value-type="time">
            <text:p>1764:52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 office:value-type="time" office:time-value="PT13H38M43.596S" calcext:value-type="time">
            <text:p>01:38 PM</text:p>
          </table:table-cell>
          <table:table-cell table:formula="of:=IF([.C319]-[.B319] &gt; 0; [.C319]-[.B319]; 0)" office:value-type="time" office:time-value="PT05H31M22.601S" calcext:value-type="time">
            <text:p>05:31</text:p>
          </table:table-cell>
          <table:table-cell table:style-name="ce3"/>
          <table:table-cell office:value-type="time" office:time-value="PT14H51M07.881S" calcext:value-type="time">
            <text:p>02:51 PM</text:p>
          </table:table-cell>
          <table:table-cell office:value-type="time" office:time-value="PT17H20M34.075S" calcext:value-type="time">
            <text:p>05:20 PM</text:p>
          </table:table-cell>
          <table:table-cell table:formula="of:=IF([.G319]-[.F319] &gt; 0; [.G319]-[.F319]; 0)" office:value-type="time" office:time-value="PT02H29M26.194S" calcext:value-type="time">
            <text:p>02:29</text:p>
          </table:table-cell>
          <table:table-cell table:formula="of:=[.D319]+[.H319]" office:value-type="time" office:time-value="PT08H00M48.795S" calcext:value-type="time">
            <text:p>08:00</text:p>
          </table:table-cell>
          <table:table-cell table:style-name="ce3"/>
          <table:table-cell office:value-type="string" calcext:value-type="string">
            <text:p>NPC relationship levels cleanup, merchant dialogue variety, dialogue overlap/softlock prevention, console command incremental unlocking, playtest build/back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8H00M48.795S" calcext:value-type="time">
            <text:p>08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New Year’s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/3/23 (travel)</text:p>
          </table:table-cell>
          <table:table-cell table:number-columns-repeated="2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04" calcext:value-type="date">
            <text:p>01/04/23</text:p>
          </table:table-cell>
          <table:table-cell office:value-type="time" office:time-value="PT08H04M25.983S" calcext:value-type="time">
            <text:p>08:04 AM</text:p>
          </table:table-cell>
          <table:table-cell office:value-type="time" office:time-value="PT12H36M50.227S" calcext:value-type="time">
            <text:p>12:36 PM</text:p>
          </table:table-cell>
          <table:table-cell table:formula="of:=IF([.C333]-[.B333] &gt; 0; [.C333]-[.B333]; 0)" office:value-type="time" office:time-value="PT04H32M24.244S" calcext:value-type="time">
            <text:p>04:32</text:p>
          </table:table-cell>
          <table:table-cell table:style-name="ce3"/>
          <table:table-cell office:value-type="time" office:time-value="PT13H20M00S" calcext:value-type="time">
            <text:p>01:20 PM</text:p>
          </table:table-cell>
          <table:table-cell office:value-type="time" office:time-value="PT16H28M58.001S" calcext:value-type="time">
            <text:p>04:28 PM</text:p>
          </table:table-cell>
          <table:table-cell table:formula="of:=IF([.G333]-[.F333] &gt; 0; [.G333]-[.F333]; 0)" office:value-type="time" office:time-value="PT03H08M58.001S" calcext:value-type="time">
            <text:p>03:08</text:p>
          </table:table-cell>
          <table:table-cell table:formula="of:=[.D333]+[.H333]" office:value-type="time" office:time-value="PT07H41M22.245S" calcext:value-type="time">
            <text:p>07:41</text:p>
          </table:table-cell>
          <table:table-cell table:style-name="ce3"/>
          <table:table-cell office:value-type="string" calcext:value-type="string">
            <text:p>Rope/wire parabola display fix, playtest tweaks, dialogue cancellation via damage, arm aim consolidation/improvement</text:p>
          </table:table-cell>
          <table:table-cell table:number-columns-repeated="1013"/>
        </table:table-row>
        <table:table-row table:style-name="ro1">
          <table:table-cell office:value-type="date" office:date-value="2023-01-05" calcext:value-type="date">
            <text:p>01/05/23</text:p>
          </table:table-cell>
          <table:table-cell office:value-type="time" office:time-value="PT07H59M14.216S" calcext:value-type="time">
            <text:p>07:59 AM</text:p>
          </table:table-cell>
          <table:table-cell office:value-type="time" office:time-value="PT11H56M05.973S" calcext:value-type="time">
            <text:p>11:56 AM</text:p>
          </table:table-cell>
          <table:table-cell table:formula="of:=IF([.C334]-[.B334] &gt; 0; [.C334]-[.B334]; 0)" office:value-type="time" office:time-value="PT03H56M51.757S" calcext:value-type="time">
            <text:p>03:56</text:p>
          </table:table-cell>
          <table:table-cell table:style-name="ce3"/>
          <table:table-cell office:value-type="time" office:time-value="PT12H59M00.343S" calcext:value-type="time">
            <text:p>12:59 PM</text:p>
          </table:table-cell>
          <table:table-cell office:value-type="time" office:time-value="PT17H19M39.373S" calcext:value-type="time">
            <text:p>05:19 PM</text:p>
          </table:table-cell>
          <table:table-cell table:formula="of:=IF([.G334]-[.F334] &gt; 0; [.G334]-[.F334]; 0)" office:value-type="time" office:time-value="PT04H20M39.03S" calcext:value-type="time">
            <text:p>04:20</text:p>
          </table:table-cell>
          <table:table-cell table:formula="of:=[.D334]+[.H334]" office:value-type="time" office:time-value="PT08H17M30.787S" calcext:value-type="time">
            <text:p>08:17</text:p>
          </table:table-cell>
          <table:table-cell table:style-name="ce3"/>
          <table:table-cell office:value-type="string" calcext:value-type="string">
            <text:p>Arm aim consolidation cleanup, NPC dialogue walk-away mitigation, dash during wall jump support, dialogue weight auto-rese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/6/23 (Epiphany)</text:p>
          </table:table-cell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15H58M53.032S" calcext:value-type="time">
            <text:p>15:58</text:p>
          </table:table-cell>
          <table:table-cell table:number-columns-repeated="1012"/>
        </table:table-row>
        <table:table-row table:style-name="ro1">
          <table:table-cell office:value-type="date" office:date-value="2023-01-09" calcext:value-type="date">
            <text:p>01/09/23</text:p>
          </table:table-cell>
          <table:table-cell office:value-type="time" office:time-value="PT08H08M18.151S" calcext:value-type="time">
            <text:p>08:08 AM</text:p>
          </table:table-cell>
          <table:table-cell office:value-type="time" office:time-value="PT13H28M28.894S" calcext:value-type="time">
            <text:p>01:28 PM</text:p>
          </table:table-cell>
          <table:table-cell table:formula="of:=IF([.C337]-[.B337] &gt; 0; [.C337]-[.B337]; 0)" office:value-type="time" office:time-value="PT05H20M10.743S" calcext:value-type="time">
            <text:p>05:20</text:p>
          </table:table-cell>
          <table:table-cell table:style-name="ce3"/>
          <table:table-cell office:value-type="time" office:time-value="PT14H43M03.387S" calcext:value-type="time">
            <text:p>02:43 PM</text:p>
          </table:table-cell>
          <table:table-cell office:value-type="time" office:time-value="PT17H52M51.443S" calcext:value-type="time">
            <text:p>05:52 PM</text:p>
          </table:table-cell>
          <table:table-cell table:formula="of:=IF([.G337]-[.F337] &gt; 0; [.G337]-[.F337]; 0)" office:value-type="time" office:time-value="PT03H09M48.056S" calcext:value-type="time">
            <text:p>03:09</text:p>
          </table:table-cell>
          <table:table-cell table:formula="of:=[.D337]+[.H337]" office:value-type="time" office:time-value="PT08H29M58.799S" calcext:value-type="time">
            <text:p>08:29</text:p>
          </table:table-cell>
          <table:table-cell table:style-name="ce3"/>
          <table:table-cell office:value-type="string" calcext:value-type="string">
            <text:p>Avatar initial aim improvement, NPC pre-move melee prevention &amp; dialogue reset improvement, boss beam attack, boss multi-attack, boss stuck sweep attack prevention</text:p>
          </table:table-cell>
          <table:table-cell table:number-columns-repeated="1013"/>
        </table:table-row>
        <table:table-row table:style-name="ro1">
          <table:table-cell office:value-type="date" office:date-value="2023-01-10" calcext:value-type="date">
            <text:p>01/10/23</text:p>
          </table:table-cell>
          <table:table-cell office:value-type="time" office:time-value="PT08H11M00.63S" calcext:value-type="time">
            <text:p>08:11 AM</text:p>
          </table:table-cell>
          <table:table-cell office:value-type="time" office:time-value="PT13H11M28.128S" calcext:value-type="time">
            <text:p>01:11 PM</text:p>
          </table:table-cell>
          <table:table-cell table:formula="of:=IF([.C338]-[.B338] &gt; 0; [.C338]-[.B338]; 0)" office:value-type="time" office:time-value="PT05H00M27.498S" calcext:value-type="time">
            <text:p>05:00</text:p>
          </table:table-cell>
          <table:table-cell table:style-name="ce3"/>
          <table:table-cell office:value-type="time" office:time-value="PT14H16M01.671S" calcext:value-type="time">
            <text:p>02:16 PM</text:p>
          </table:table-cell>
          <table:table-cell office:value-type="time" office:time-value="PT17H42M49.992S" calcext:value-type="time">
            <text:p>05:42 PM</text:p>
          </table:table-cell>
          <table:table-cell table:formula="of:=IF([.G338]-[.F338] &gt; 0; [.G338]-[.F338]; 0)" office:value-type="time" office:time-value="PT03H26M48.321S" calcext:value-type="time">
            <text:p>03:26</text:p>
          </table:table-cell>
          <table:table-cell table:formula="of:=[.D338]+[.H338]" office:value-type="time" office:time-value="PT08H27M15.819S" calcext:value-type="time">
            <text:p>08:27</text:p>
          </table:table-cell>
          <table:table-cell table:style-name="ce3"/>
          <table:table-cell office:value-type="string" calcext:value-type="string">
            <text:p>Inventory button prompt &amp; parchment prompt flash/improvements, UI button prompt readability, enemy jump improvements &amp; upgrade sparks fix, spawn damage workaround &amp; save deletion tip &amp; backward arm prevention</text:p>
          </table:table-cell>
          <table:table-cell table:number-columns-repeated="1013"/>
        </table:table-row>
        <table:table-row table:style-name="ro1">
          <table:table-cell office:value-type="date" office:date-value="2023-01-11" calcext:value-type="date">
            <text:p>01/11/23</text:p>
          </table:table-cell>
          <table:table-cell office:value-type="time" office:time-value="PT08H15M31.489S" calcext:value-type="time">
            <text:p>08:15 AM</text:p>
          </table:table-cell>
          <table:table-cell office:value-type="time" office:time-value="PT13H36M01.228S" calcext:value-type="time">
            <text:p>01:36 PM</text:p>
          </table:table-cell>
          <table:table-cell table:formula="of:=IF([.C339]-[.B339] &gt; 0; [.C339]-[.B339]; 0)" office:value-type="time" office:time-value="PT05H20M29.739S" calcext:value-type="time">
            <text:p>05:20</text:p>
          </table:table-cell>
          <table:table-cell table:style-name="ce3"/>
          <table:table-cell office:value-type="time" office:time-value="PT14H43M00.537S" calcext:value-type="time">
            <text:p>02:43 PM</text:p>
          </table:table-cell>
          <table:table-cell office:value-type="time" office:time-value="PT16H21M17.908S" calcext:value-type="time">
            <text:p>04:21 PM</text:p>
          </table:table-cell>
          <table:table-cell table:formula="of:=IF([.G339]-[.F339] &gt; 0; [.G339]-[.F339]; 0)" office:value-type="time" office:time-value="PT01H38M17.371S" calcext:value-type="time">
            <text:p>01:38</text:p>
          </table:table-cell>
          <table:table-cell table:formula="of:=[.D339]+[.H339]" office:value-type="time" office:time-value="PT06H58M47.11S" calcext:value-type="time">
            <text:p>06:58</text:p>
          </table:table-cell>
          <table:table-cell table:style-name="ce3"/>
          <table:table-cell office:value-type="string" calcext:value-type="string">
            <text:p>Room non-square walls! crystal caves</text:p>
          </table:table-cell>
          <table:table-cell table:number-columns-repeated="1013"/>
        </table:table-row>
        <table:table-row table:style-name="ro1">
          <table:table-cell office:value-type="date" office:date-value="2023-01-12" calcext:value-type="date">
            <text:p>01/12/23</text:p>
          </table:table-cell>
          <table:table-cell office:value-type="time" office:time-value="PT08H11M17.823S" calcext:value-type="time">
            <text:p>08:11 AM</text:p>
          </table:table-cell>
          <table:table-cell office:value-type="time" office:time-value="PT13H14M43.312S" calcext:value-type="time">
            <text:p>01:14 PM</text:p>
          </table:table-cell>
          <table:table-cell table:formula="of:=IF([.C340]-[.B340] &gt; 0; [.C340]-[.B340]; 0)" office:value-type="time" office:time-value="PT05H03M25.489S" calcext:value-type="time">
            <text:p>05:03</text:p>
          </table:table-cell>
          <table:table-cell table:style-name="ce3"/>
          <table:table-cell office:value-type="time" office:time-value="PT13H45M00S" calcext:value-type="time">
            <text:p>01:45 PM</text:p>
          </table:table-cell>
          <table:table-cell office:value-type="time" office:time-value="PT17H34M07.99S" calcext:value-type="time">
            <text:p>05:34 PM</text:p>
          </table:table-cell>
          <table:table-cell table:formula="of:=IF([.G340]-[.F340] &gt; 0; [.G340]-[.F340]; 0)" office:value-type="time" office:time-value="PT03H49M07.99S" calcext:value-type="time">
            <text:p>03:49</text:p>
          </table:table-cell>
          <table:table-cell table:formula="of:=[.D340]+[.H340]" office:value-type="time" office:time-value="PT08H52M33.479S" calcext:value-type="time">
            <text:p>08:52</text:p>
          </table:table-cell>
          <table:table-cell table:style-name="ce3"/>
          <table:table-cell office:value-type="string" calcext:value-type="string">
            <text:p>Crystal caves cleanup, spring “ladders”, spring anim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13" calcext:value-type="date">
            <text:p>01/13/23</text:p>
          </table:table-cell>
          <table:table-cell table:style-name="ce15" office:value-type="time" office:time-value="PT08H09M43.024S" calcext:value-type="time">
            <text:p>08:09 AM</text:p>
          </table:table-cell>
          <table:table-cell table:style-name="ce15" office:value-type="time" office:time-value="PT13H03M10.576S" calcext:value-type="time">
            <text:p>01:03 PM</text:p>
          </table:table-cell>
          <table:table-cell table:style-name="ce18" table:formula="of:=IF([.C341]-[.B341] &gt; 0; [.C341]-[.B341]; 0)" office:value-type="time" office:time-value="PT04H53M27.552S" calcext:value-type="time">
            <text:p>04:53</text:p>
          </table:table-cell>
          <table:table-cell table:style-name="ce24"/>
          <table:table-cell table:style-name="ce15" office:value-type="time" office:time-value="PT14H08M31.245S" calcext:value-type="time">
            <text:p>02:08 PM</text:p>
          </table:table-cell>
          <table:table-cell table:style-name="ce15" office:value-type="time" office:time-value="PT16H49M38.507S" calcext:value-type="time">
            <text:p>04:49 PM</text:p>
          </table:table-cell>
          <table:table-cell table:style-name="ce18" table:formula="of:=IF([.G341]-[.F341] &gt; 0; [.G341]-[.F341]; 0)" office:value-type="time" office:time-value="PT02H41M07.262S" calcext:value-type="time">
            <text:p>02:41</text:p>
          </table:table-cell>
          <table:table-cell table:style-name="ce18" table:formula="of:=[.D341]+[.H341]" office:value-type="time" office:time-value="PT07H34M34.814S" calcext:value-type="time">
            <text:p>07:34</text:p>
          </table:table-cell>
          <table:table-cell table:style-name="ce24"/>
          <table:table-cell table:style-name="ce30" office:value-type="string" calcext:value-type="string">
            <text:p>Aseprite investigation, spring SFX, spring jump smoothness &amp; AI jump twea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40H23M10.021S" calcext:value-type="time">
            <text:p>40: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6/23 (MLK Day)</text:p>
          </table:table-cell>
          <table:table-cell table:number-columns-repeated="2"/>
          <table:table-cell table:formula="of:=IF([.C343]-[.B343] &gt; 0; [.C343]-[.B3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3]-[.F343] &gt; 0; [.G343]-[.F343]; 0)" office:value-type="time" office:time-value="PT00H00M00S" calcext:value-type="time">
            <text:p>00:00</text:p>
          </table:table-cell>
          <table:table-cell table:formula="of:=[.D343]+[.H3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17" calcext:value-type="date">
            <text:p>01/17/23</text:p>
          </table:table-cell>
          <table:table-cell office:value-type="time" office:time-value="PT08H16M30.123S" calcext:value-type="time">
            <text:p>08:16 AM</text:p>
          </table:table-cell>
          <table:table-cell office:value-type="time" office:time-value="PT13H19M51.346S" calcext:value-type="time">
            <text:p>01:19 PM</text:p>
          </table:table-cell>
          <table:table-cell table:formula="of:=IF([.C344]-[.B344] &gt; 0; [.C344]-[.B344]; 0)" office:value-type="time" office:time-value="PT05H03M21.223S" calcext:value-type="time">
            <text:p>05:03</text:p>
          </table:table-cell>
          <table:table-cell table:style-name="ce3"/>
          <table:table-cell office:value-type="time" office:time-value="PT14H27M21.71S" calcext:value-type="time">
            <text:p>02:27 PM</text:p>
          </table:table-cell>
          <table:table-cell office:value-type="time" office:time-value="PT17H25M09.547S" calcext:value-type="time">
            <text:p>05:25 PM</text:p>
          </table:table-cell>
          <table:table-cell table:formula="of:=IF([.G344]-[.F344] &gt; 0; [.G344]-[.F344]; 0)" office:value-type="time" office:time-value="PT02H57M47.837S" calcext:value-type="time">
            <text:p>02:57</text:p>
          </table:table-cell>
          <table:table-cell table:formula="of:=[.D344]+[.H344]" office:value-type="time" office:time-value="PT08H01M09.06S" calcext:value-type="time">
            <text:p>08:01</text:p>
          </table:table-cell>
          <table:table-cell table:style-name="ce3"/>
          <table:table-cell office:value-type="string" calcext:value-type="string">
            <text:p>Spring jump smoothness &amp; AI jump tweaks cleanup, VS suggestion tweaks, cleanup/assert fixes, spring fixes, bumpy surface movement, in-place death animation</text:p>
          </table:table-cell>
          <table:table-cell table:number-columns-repeated="1013"/>
        </table:table-row>
        <table:table-row table:style-name="ro1">
          <table:table-cell office:value-type="date" office:date-value="2023-01-18" calcext:value-type="date">
            <text:p>01/18/23</text:p>
          </table:table-cell>
          <table:table-cell office:value-type="time" office:time-value="PT08H07M24.91S" calcext:value-type="time">
            <text:p>08:07 AM</text:p>
          </table:table-cell>
          <table:table-cell office:value-type="time" office:time-value="PT12H20M48.854S" calcext:value-type="time">
            <text:p>12:20 PM</text:p>
          </table:table-cell>
          <table:table-cell table:formula="of:=IF([.C345]-[.B345] &gt; 0; [.C345]-[.B345]; 0)" office:value-type="time" office:time-value="PT04H13M23.944S" calcext:value-type="time">
            <text:p>04:13</text:p>
          </table:table-cell>
          <table:table-cell table:style-name="ce3"/>
          <table:table-cell office:value-type="time" office:time-value="PT13H29M48.212S" calcext:value-type="time">
            <text:p>01:29 PM</text:p>
          </table:table-cell>
          <table:table-cell office:value-type="time" office:time-value="PT17H30M44.965S" calcext:value-type="time">
            <text:p>05:30 PM</text:p>
          </table:table-cell>
          <table:table-cell table:formula="of:=IF([.G345]-[.F345] &gt; 0; [.G345]-[.F345]; 0)" office:value-type="time" office:time-value="PT04H00M56.753S" calcext:value-type="time">
            <text:p>04:00</text:p>
          </table:table-cell>
          <table:table-cell table:formula="of:=[.D345]+[.H345]" office:value-type="time" office:time-value="PT08H14M20.697S" calcext:value-type="time">
            <text:p>08:14</text:p>
          </table:table-cell>
          <table:table-cell table:style-name="ce3"/>
          <table:table-cell office:value-type="string" calcext:value-type="string">
            <text:p>Bumpy surface movement cleanup, avatar in-place death/revival, arm jab/passive fixes, final boss room invisible doorway fix, AI held item variety</text:p>
          </table:table-cell>
          <table:table-cell table:number-columns-repeated="1013"/>
        </table:table-row>
        <table:table-row table:style-name="ro1">
          <table:table-cell office:value-type="date" office:date-value="2023-01-19" calcext:value-type="date">
            <text:p>01/19/23</text:p>
          </table:table-cell>
          <table:table-cell office:value-type="time" office:time-value="PT08H08M43.138S" calcext:value-type="time">
            <text:p>08:08 AM</text:p>
          </table:table-cell>
          <table:table-cell office:value-type="time" office:time-value="PT11H37M48.994S" calcext:value-type="time">
            <text:p>11:37 AM</text:p>
          </table:table-cell>
          <table:table-cell table:formula="of:=IF([.C346]-[.B346] &gt; 0; [.C346]-[.B346]; 0)" office:value-type="time" office:time-value="PT03H29M05.856S" calcext:value-type="time">
            <text:p>03:29</text:p>
          </table:table-cell>
          <table:table-cell table:style-name="ce3"/>
          <table:table-cell office:value-type="time" office:time-value="PT12H38M45.768S" calcext:value-type="time">
            <text:p>12:38 PM</text:p>
          </table:table-cell>
          <table:table-cell office:value-type="time" office:time-value="PT17H11M22.05S" calcext:value-type="time">
            <text:p>05:11 PM</text:p>
          </table:table-cell>
          <table:table-cell table:formula="of:=IF([.G346]-[.F346] &gt; 0; [.G346]-[.F346]; 0)" office:value-type="time" office:time-value="PT04H32M36.282S" calcext:value-type="time">
            <text:p>04:32</text:p>
          </table:table-cell>
          <table:table-cell table:formula="of:=[.D346]+[.H346]" office:value-type="time" office:time-value="PT08H01M42.138S" calcext:value-type="time">
            <text:p>08:01</text:p>
          </table:table-cell>
          <table:table-cell table:style-name="ce3"/>
          <table:table-cell office:value-type="string" calcext:value-type="string">
            <text:p>Avatar revival SFX, axes, spear haft partial damage &amp; stab looseness fix, shatter damage type &amp; tip, ax sprite improvements &amp; throw spin, NPC dialogue interrup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0" calcext:value-type="date">
            <text:p>01/20/23</text:p>
          </table:table-cell>
          <table:table-cell table:style-name="ce15" office:value-type="time" office:time-value="PT08H02M17.748S" calcext:value-type="time">
            <text:p>08:02 AM</text:p>
          </table:table-cell>
          <table:table-cell table:style-name="ce15" office:value-type="time" office:time-value="PT11H42M03.037S" calcext:value-type="time">
            <text:p>11:42 AM</text:p>
          </table:table-cell>
          <table:table-cell table:style-name="ce18" table:formula="of:=IF([.C347]-[.B347] &gt; 0; [.C347]-[.B347]; 0)" office:value-type="time" office:time-value="PT03H39M45.289S" calcext:value-type="time">
            <text:p>03:39</text:p>
          </table:table-cell>
          <table:table-cell table:style-name="ce24"/>
          <table:table-cell table:style-name="ce15" office:value-type="time" office:time-value="PT12H58M32.464S" calcext:value-type="time">
            <text:p>12:58 PM</text:p>
          </table:table-cell>
          <table:table-cell table:style-name="ce15" office:value-type="time" office:time-value="PT17H04M40.608S" calcext:value-type="time">
            <text:p>05:04 PM</text:p>
          </table:table-cell>
          <table:table-cell table:style-name="ce18" table:formula="of:=IF([.G347]-[.F347] &gt; 0; [.G347]-[.F347]; 0)" office:value-type="time" office:time-value="PT04H06M08.144S" calcext:value-type="time">
            <text:p>04:06</text:p>
          </table:table-cell>
          <table:table-cell table:style-name="ce18" table:formula="of:=[.D347]+[.H347]" office:value-type="time" office:time-value="PT07H45M53.433S" calcext:value-type="time">
            <text:p>07:45</text:p>
          </table:table-cell>
          <table:table-cell table:style-name="ce24"/>
          <table:table-cell table:style-name="ce30" office:value-type="string" calcext:value-type="string">
            <text:p>NPC dialogue interruption cleanup, boss room independence, boss intro aim curves, secret text &amp; hint sprite updat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8]-[.B348] &gt; 0; [.C348]-[.B3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8]-[.F348] &gt; 0; [.G348]-[.F348]; 0)" office:value-type="time" office:time-value="PT00H00M00S" calcext:value-type="time">
            <text:p>00:00</text:p>
          </table:table-cell>
          <table:table-cell table:style-name="ce19" table:formula="of:=[.D348]+[.H3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3:.I348])" office:value-type="time" office:time-value="PT32H03M05.328S" calcext:value-type="time">
            <text:p>32:03</text:p>
          </table:table-cell>
          <table:table-cell table:number-columns-repeated="1012"/>
        </table:table-row>
        <table:table-row table:style-name="ro1">
          <table:table-cell office:value-type="date" office:date-value="2023-01-23" calcext:value-type="date">
            <text:p>01/23/23</text:p>
          </table:table-cell>
          <table:table-cell office:value-type="time" office:time-value="PT08H13M13.386S" calcext:value-type="time">
            <text:p>08:13 AM</text:p>
          </table:table-cell>
          <table:table-cell office:value-type="time" office:time-value="PT11H55M46.864S" calcext:value-type="time">
            <text:p>11:55 AM</text:p>
          </table:table-cell>
          <table:table-cell table:formula="of:=IF([.C349]-[.B349] &gt; 0; [.C349]-[.B349]; 0)" office:value-type="time" office:time-value="PT03H42M33.478S" calcext:value-type="time">
            <text:p>03:42</text:p>
          </table:table-cell>
          <table:table-cell table:style-name="ce3"/>
          <table:table-cell office:value-type="time" office:time-value="PT13H06M37.026S" calcext:value-type="time">
            <text:p>01:06 PM</text:p>
          </table:table-cell>
          <table:table-cell office:value-type="time" office:time-value="PT17H14M33.84S" calcext:value-type="time">
            <text:p>05:14 PM</text:p>
          </table:table-cell>
          <table:table-cell table:formula="of:=IF([.G349]-[.F349] &gt; 0; [.G349]-[.F349]; 0)" office:value-type="time" office:time-value="PT04H07M56.814S" calcext:value-type="time">
            <text:p>04:07</text:p>
          </table:table-cell>
          <table:table-cell table:formula="of:=[.D349]+[.H349]" office:value-type="time" office:time-value="PT07H50M30.292S" calcext:value-type="time">
            <text:p>07:50</text:p>
          </table:table-cell>
          <table:table-cell table:style-name="ce3"/>
          <table:table-cell office:value-type="string" calcext:value-type="string">
            <text:p>Secret text / hint sprite cleanup, boss room enemy despawn, avatar jump control improvements, Random{ReachableRoom}() safety</text:p>
          </table:table-cell>
          <table:table-cell table:number-columns-repeated="1013"/>
        </table:table-row>
        <table:table-row table:style-name="ro1">
          <table:table-cell office:value-type="date" office:date-value="2023-01-24" calcext:value-type="date">
            <text:p>01/24/23</text:p>
          </table:table-cell>
          <table:table-cell office:value-type="time" office:time-value="PT08H10M38.03S" calcext:value-type="time">
            <text:p>08:10 AM</text:p>
          </table:table-cell>
          <table:table-cell/>
          <table:table-cell table:formula="of:=IF([.C350]-[.B350] &gt; 0; [.C350]-[.B3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0]-[.F350] &gt; 0; [.G350]-[.F350]; 0)" office:value-type="time" office:time-value="PT00H00M00S" calcext:value-type="time">
            <text:p>00:00</text:p>
          </table:table-cell>
          <table:table-cell table:formula="of:=[.D350]+[.H350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Attach-while-destroying safety, Entryway hints placement fix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351]-[.B351] &gt; 0; [.C351]-[.B3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1]-[.F351] &gt; 0; [.G351]-[.F351]; 0)" office:value-type="time" office:time-value="PT00H00M00S" calcext:value-type="time">
            <text:p>00:00</text:p>
          </table:table-cell>
          <table:table-cell table:formula="of:=[.D351]+[.H3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2]-[.B352] &gt; 0; [.C352]-[.B3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2]-[.F352] &gt; 0; [.G352]-[.F352]; 0)" office:value-type="time" office:time-value="PT00H00M00S" calcext:value-type="time">
            <text:p>00:00</text:p>
          </table:table-cell>
          <table:table-cell table:formula="of:=[.D352]+[.H3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3]-[.B353] &gt; 0; [.C353]-[.B3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3]-[.F353] &gt; 0; [.G353]-[.F353]; 0)" office:value-type="time" office:time-value="PT00H00M00S" calcext:value-type="time">
            <text:p>00:00</text:p>
          </table:table-cell>
          <table:table-cell table:style-name="ce18" table:formula="of:=[.D353]+[.H3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54]-[.B354] &gt; 0; [.C354]-[.B3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54]-[.F354] &gt; 0; [.G354]-[.F354]; 0)" office:value-type="time" office:time-value="PT00H00M00S" calcext:value-type="time">
            <text:p>00:00</text:p>
          </table:table-cell>
          <table:table-cell table:style-name="ce19" table:formula="of:=[.D354]+[.H3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9:.I354])" office:value-type="time" office:time-value="PT07H50M30.292S" calcext:value-type="time">
            <text:p>07:5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55]-[.B355] &gt; 0; [.C355]-[.B3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5]-[.F355] &gt; 0; [.G355]-[.F355]; 0)" office:value-type="time" office:time-value="PT00H00M00S" calcext:value-type="time">
            <text:p>00:00</text:p>
          </table:table-cell>
          <table:table-cell table:formula="of:=[.D355]+[.H3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6]-[.B356] &gt; 0; [.C356]-[.B3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6]-[.F356] &gt; 0; [.G356]-[.F356]; 0)" office:value-type="time" office:time-value="PT00H00M00S" calcext:value-type="time">
            <text:p>00:00</text:p>
          </table:table-cell>
          <table:table-cell table:formula="of:=[.D356]+[.H3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7]-[.B357] &gt; 0; [.C357]-[.B3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7]-[.F357] &gt; 0; [.G357]-[.F357]; 0)" office:value-type="time" office:time-value="PT00H00M00S" calcext:value-type="time">
            <text:p>00:00</text:p>
          </table:table-cell>
          <table:table-cell table:formula="of:=[.D357]+[.H3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8]-[.B358] &gt; 0; [.C358]-[.B3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8]-[.F358] &gt; 0; [.G358]-[.F358]; 0)" office:value-type="time" office:time-value="PT00H00M00S" calcext:value-type="time">
            <text:p>00:00</text:p>
          </table:table-cell>
          <table:table-cell table:formula="of:=[.D358]+[.H3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9]-[.B359] &gt; 0; [.C359]-[.B3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9]-[.F359] &gt; 0; [.G359]-[.F359]; 0)" office:value-type="time" office:time-value="PT00H00M00S" calcext:value-type="time">
            <text:p>00:00</text:p>
          </table:table-cell>
          <table:table-cell table:style-name="ce18" table:formula="of:=[.D359]+[.H3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0]-[.B360] &gt; 0; [.C360]-[.B3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0]-[.F360] &gt; 0; [.G360]-[.F360]; 0)" office:value-type="time" office:time-value="PT00H00M00S" calcext:value-type="time">
            <text:p>00:00</text:p>
          </table:table-cell>
          <table:table-cell table:style-name="ce19" table:formula="of:=[.D360]+[.H3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55:.I3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68" office:value-type="string" calcext:value-type="string" table:number-columns-spanned="1" table:number-rows-spanned="6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 office:value-type="date" office:date-value="2023-01-03" calcext:value-type="date">
            <text:p>01/03/23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 table:number-columns-repeated="2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4">00/00/0000</text:date>, <text:time style:data-style-name="N2" text:time-value="08:00:22.20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3-01-24T09:40:55.823000000</dc:date>
    <meta:editing-duration>P79DT4H2M40S</meta:editing-duration>
    <meta:editing-cycles>2087</meta:editing-cycles>
    <meta:generator>LibreOffice/7.2.6.2$Windows_X86_64 LibreOffice_project/b0ec3a565991f7569a5a7f5d24fed7f52653d754</meta:generator>
    <dc:creator>Benjamin Laws</dc:creator>
    <meta:document-statistic meta:table-count="2" meta:cell-count="2572" meta:object-count="0"/>
  </office:meta>
</office:document-meta>
</file>